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bold" officeooo:rsid="00067c01" officeooo:paragraph-rsid="001b15f3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text-underline-style="none" fo:font-weight="normal" officeooo:rsid="00067c01" officeooo:paragraph-rsid="001b15f3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officeooo:rsid="00067c01" officeooo:paragraph-rsid="001b15f3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67c01" officeooo:paragraph-rsid="001b15f3" style:font-size-asian="15pt" style:font-weight-asian="bold" style:font-size-complex="15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cbf24"/>
    </style:style>
    <style:style style:name="T4" style:family="text">
      <style:text-properties style:font-name="sans-serif" fo:font-size="15pt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SA Lab Report</text:p>
      <text:p text:style-name="P5"/>
      <text:p text:style-name="P4"><text:span text:style-name="T1">Name</text:span>: Koustav Dhar <text:span text:style-name="T1">Roll No.</text:span><text:span text:style-name="T2">:</text:span> 001910501022 <text:span text:style-name="T1">Class</text:span>: BCSE II <text:span text:style-name="T1">Sem</text:span>: First <text:span text:style-name="T1">Session</text:span>: 2020-21</text:p>
      <text:p text:style-name="P4"><draw:line text:anchor-type="paragraph" draw:z-index="0" draw:name="Shape1" draw:style-name="gr1" draw:text-style-name="P6" svg:x1="-0.325cm" svg:y1="0.437cm" svg:x2="17.296cm" svg:y2="0.49cm"><text:p/></draw:line></text:p>
      <text:p text:style-name="P4"/>
      <text:p text:style-name="P2"><text:span text:style-name="T1">Assignment Set</text:span>: <text:span text:style-name="T3">2</text:span></text:p>
      <text:p text:style-name="P2"><text:span text:style-name="T1">Problem No.</text:span>: <text:span text:style-name="T3">1</text:span></text:p>
      <text:p text:style-name="P2"/>
      <text:p text:style-name="P2"><text:span text:style-name="T1">Problem Statement</text:span>:</text:p>
      <text:p text:style-name="P3">Define an ADT for Polynomials.Write C datastructurerepresentation and functions for the operations on the Polynomials in a Header file.Write a menu-driven main program in a separate file for testing the different operations and include the above header file.</text:p>
      <text:p text:style-name="P2"><text:span text:style-name="T4"/></text:p>
      <text:p text:style-name="P2"><text:span text:style-name="T1">Solution Approach</text:span>:</text:p>
      <text:p text:style-name="P2"/>
      <text:p text:style-name="P2"/>
      <text:p text:style-name="P2"><text:span text:style-name="T1">Structured Pseudocode</text:span>:</text:p>
      <text:p text:style-name="P2"/>
      <text:p text:style-name="P2"><text:span text:style-name="T1">Results</text:span>:</text:p>
      <text:p text:style-name="P2"/>
      <text:p text:style-name="P2"><text:span text:style-name="T1">Discussion</text:span>:</text:p>
      <text:p text:style-name="P2"/>
      <text:p text:style-name="P2"><text:span text:style-name="T1">Separate files containing commented source code</text:span>: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3:01:46.247534194</meta:creation-date>
    <dc:date>2020-12-16T13:19:36.293847718</dc:date>
    <meta:editing-duration>PT7M3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74" meta:character-count="512" meta:non-whitespace-character-count="449"/>
  </office:meta>
</office:document-meta>
</file>